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"/>
    <style:font-face style:name="Tahoma1" svg:font-family="Tahoma"/>
    <style:font-face style:name="Consolas" svg:font-family="Consolas, 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b9c0"/>
    </style:style>
    <style:style style:name="P2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</style:style>
    <style:style style:name="P3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officeooo:rsid="001af744" officeooo:paragraph-rsid="001af744"/>
    </style:style>
    <style:style style:name="P4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weight="normal" officeooo:rsid="001af744" officeooo:paragraph-rsid="001af744" style:font-weight-asian="normal" style:font-weight-complex="normal"/>
    </style:style>
    <style:style style:name="P5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weight="normal" officeooo:rsid="001af744" officeooo:paragraph-rsid="001d8836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weight="normal" officeooo:rsid="001bbb72" officeooo:paragraph-rsid="001bbb72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style="italic" fo:font-weight="normal" officeooo:rsid="001bbb72" officeooo:paragraph-rsid="001bbb72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style="italic" fo:font-weight="normal" officeooo:rsid="001bbb72" officeooo:paragraph-rsid="001d7685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officeooo:rsid="001e0344" officeooo:paragraph-rsid="001e0344"/>
    </style:style>
    <style:style style:name="P10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officeooo:rsid="001a40d5" officeooo:paragraph-rsid="001a40d5"/>
    </style:style>
    <style:style style:name="P11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font-size="10pt" fo:font-style="italic" officeooo:rsid="001e0344" officeooo:paragraph-rsid="001e0344" style:font-size-asian="10pt" style:font-style-asian="italic" style:font-size-complex="10pt" style:font-style-complex="italic"/>
    </style:style>
    <style:style style:name="P12" style:family="paragraph" style:parent-style-name="Text_20_body">
      <style:paragraph-properties fo:margin-top="0cm" fo:margin-bottom="0.212cm" style:contextual-spacing="false" fo:line-height="150%" style:border-line-width-bottom="0.088cm 0.026cm 0.026cm" fo:padding="0.074cm" fo:border-left="none" fo:border-right="none" fo:border-top="none" fo:border-bottom="4pt double #000000" style:join-border="false">
        <style:tab-stops>
          <style:tab-stop style:position="0.185cm"/>
        </style:tab-stops>
      </style:paragraph-properties>
      <style:text-properties fo:font-style="italic" fo:font-weight="normal" officeooo:rsid="001bbb72" officeooo:paragraph-rsid="001bbb72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251f11" officeooo:paragraph-rsid="001bbb72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251f11" officeooo:paragraph-rsid="001e0344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251f11" officeooo:paragraph-rsid="001eb9c0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1af744" officeooo:paragraph-rsid="001d8836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rsid="001bbb72" officeooo:paragraph-rsid="001d8836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weight="normal" officeooo:rsid="00251f11" officeooo:paragraph-rsid="001dc1e1" style:font-weight-asian="bold" style:font-weight-complex="bold"/>
    </style:style>
    <style:style style:name="P19" style:family="paragraph" style:parent-style-name="Text_20_body" style:master-page-name="">
      <style:paragraph-properties fo:margin-top="0cm" fo:margin-bottom="0.212cm" style:contextual-spacing="false" fo:line-height="150%" style:page-number="auto">
        <style:tab-stops>
          <style:tab-stop style:position="0.185cm"/>
        </style:tab-stops>
      </style:paragraph-properties>
      <style:text-properties officeooo:rsid="001e0344" officeooo:paragraph-rsid="001e0344"/>
    </style:style>
    <style:style style:name="P20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4849df" fo:background-color="transparent" style:font-size-asian="12pt" style:font-size-complex="12pt"/>
    </style:style>
    <style:style style:name="P21" style:family="paragraph" style:parent-style-name="Standard" style:list-style-name="L10">
      <style:paragraph-properties fo:margin-top="0.499cm" fo:margin-bottom="0.199cm" style:contextual-spacing="false"/>
      <style:text-properties fo:color="#000000" style:font-name="Consolas" fo:language="zxx" fo:country="none" fo:font-weight="normal" officeooo:rsid="0023f28e" officeooo:paragraph-rsid="002457a1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 style:list-style-name="L10">
      <style:paragraph-properties fo:margin-top="0.499cm" fo:margin-bottom="0.199cm" style:contextual-spacing="false"/>
      <style:text-properties fo:font-variant="normal" fo:text-transform="none" fo:color="#000000" style:font-name="Consolas" fo:font-size="12pt" fo:letter-spacing="normal" fo:language="zxx" fo:country="none" fo:font-style="normal" fo:font-weight="normal" officeooo:rsid="0023f28e" officeooo:paragraph-rsid="002457a1" fo:background-color="#ffffc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color="#000000" fo:font-weight="normal" officeooo:rsid="001af744" officeooo:paragraph-rsid="001bbb72" style:font-weight-asian="normal" style:font-weight-complex="normal"/>
    </style:style>
    <style:style style:name="P24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  <style:text-properties fo:color="#000000" fo:font-weight="normal" officeooo:rsid="001af744" officeooo:paragraph-rsid="001af744" style:font-weight-asian="normal" style:font-weight-complex="normal"/>
    </style:style>
    <style:style style:name="P25" style:family="paragraph" style:parent-style-name="Text_20_body">
      <style:paragraph-properties fo:margin-top="0cm" fo:margin-bottom="0.212cm" style:contextual-spacing="false" fo:line-height="150%" fo:text-align="justify" style:justify-single-word="false" fo:widows="1" fo:padding="0cm" fo:border="none">
        <style:tab-stops>
          <style:tab-stop style:position="0.185cm"/>
        </style:tab-stops>
      </style:paragraph-properties>
      <style:text-properties fo:font-variant="normal" fo:text-transform="none" fo:color="#000000" style:font-name="Consolas1" fo:font-size="12pt" fo:letter-spacing="normal" fo:font-style="normal" fo:font-weight="normal" officeooo:rsid="00261332" officeooo:paragraph-rsid="001d8836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text-properties fo:color="#000000" fo:font-weight="normal" officeooo:rsid="001eb9c0" officeooo:paragraph-rsid="001eb9c0" style:font-weight-asian="normal" style:font-weight-complex="normal"/>
    </style:style>
    <style:style style:name="P27" style:family="paragraph" style:parent-style-name="Text_20_body" style:list-style-name="L1">
      <style:text-properties fo:color="#000000" fo:font-weight="normal" officeooo:rsid="001f5260" officeooo:paragraph-rsid="001f5260" style:font-weight-asian="normal" style:font-weight-complex="normal"/>
    </style:style>
    <style:style style:name="P28" style:family="paragraph" style:parent-style-name="Text_20_body" style:list-style-name="L2">
      <style:text-properties fo:color="#000000" fo:font-weight="normal" officeooo:rsid="001fee14" officeooo:paragraph-rsid="001fee14" style:font-weight-asian="normal" style:font-weight-complex="normal"/>
    </style:style>
    <style:style style:name="P29" style:family="paragraph" style:parent-style-name="Text_20_body" style:list-style-name="L3">
      <style:text-properties fo:color="#000000" fo:font-weight="normal" officeooo:rsid="0020cec2" officeooo:paragraph-rsid="0020cec2" style:font-weight-asian="normal" style:font-weight-complex="normal"/>
    </style:style>
    <style:style style:name="P30" style:family="paragraph" style:parent-style-name="Text_20_body" style:list-style-name="L4">
      <style:text-properties fo:color="#000000" fo:font-weight="normal" officeooo:rsid="00235c9f" officeooo:paragraph-rsid="00235c9f" style:font-weight-asian="normal" style:font-weight-complex="normal"/>
    </style:style>
    <style:style style:name="P31" style:family="paragraph" style:parent-style-name="Text_20_body" style:list-style-name="L1">
      <style:text-properties fo:color="#000000"/>
    </style:style>
    <style:style style:name="P32" style:family="paragraph" style:parent-style-name="Text_20_body" style:list-style-name="L1">
      <style:text-properties fo:color="#000000" officeooo:paragraph-rsid="001f5260"/>
    </style:style>
    <style:style style:name="P33" style:family="paragraph" style:parent-style-name="Text_20_body" style:list-style-name="L2">
      <style:text-properties fo:color="#000000"/>
    </style:style>
    <style:style style:name="P34" style:family="paragraph" style:parent-style-name="Text_20_body" style:list-style-name="L2">
      <style:text-properties fo:color="#000000" officeooo:paragraph-rsid="001fee14"/>
    </style:style>
    <style:style style:name="P35" style:family="paragraph" style:parent-style-name="Text_20_body" style:list-style-name="L3">
      <style:text-properties fo:color="#000000"/>
    </style:style>
    <style:style style:name="P36" style:family="paragraph" style:parent-style-name="Text_20_body" style:list-style-name="L3">
      <style:text-properties fo:color="#000000" officeooo:paragraph-rsid="0020cec2"/>
    </style:style>
    <style:style style:name="P37" style:family="paragraph" style:parent-style-name="Text_20_body" style:list-style-name="L3">
      <style:text-properties fo:color="#000000" officeooo:rsid="0020cec2" officeooo:paragraph-rsid="0020cec2"/>
    </style:style>
    <style:style style:name="P38" style:family="paragraph" style:parent-style-name="Text_20_body" style:list-style-name="L4">
      <style:text-properties fo:color="#000000"/>
    </style:style>
    <style:style style:name="P39" style:family="paragraph" style:parent-style-name="Text_20_body" style:list-style-name="L4">
      <style:text-properties fo:color="#000000" officeooo:paragraph-rsid="00235c9f"/>
    </style:style>
    <style:style style:name="P40" style:family="paragraph" style:parent-style-name="Text_20_body" style:list-style-name="L5">
      <style:text-properties fo:color="#000000"/>
    </style:style>
    <style:style style:name="P41" style:family="paragraph" style:parent-style-name="Text_20_body" style:list-style-name="L6">
      <style:text-properties fo:color="#000000"/>
    </style:style>
    <style:style style:name="P42" style:family="paragraph" style:parent-style-name="Text_20_body" style:list-style-name="L6">
      <style:text-properties fo:color="#000000" officeooo:paragraph-rsid="0022e824"/>
    </style:style>
    <style:style style:name="P43" style:family="paragraph" style:parent-style-name="Text_20_body" style:list-style-name="L6">
      <style:text-properties fo:color="#000000" officeooo:rsid="0021bb5e" officeooo:paragraph-rsid="0022e824"/>
    </style:style>
    <style:style style:name="P44" style:family="paragraph" style:parent-style-name="Text_20_body" style:list-style-name="L7">
      <style:text-properties fo:color="#000000" officeooo:rsid="0021bb5e" officeooo:paragraph-rsid="0023f28e"/>
    </style:style>
    <style:style style:name="P45" style:family="paragraph" style:parent-style-name="Text_20_body" style:list-style-name="L8">
      <style:text-properties fo:color="#000000" officeooo:rsid="0021bb5e" officeooo:paragraph-rsid="0023f28e"/>
    </style:style>
    <style:style style:name="P46" style:family="paragraph" style:parent-style-name="Text_20_body" style:list-style-name="L9">
      <style:text-properties fo:color="#000000" officeooo:rsid="0021bb5e" officeooo:paragraph-rsid="0023f28e"/>
    </style:style>
    <style:style style:name="P47" style:family="paragraph" style:parent-style-name="Text_20_body" style:list-style-name="L10">
      <style:text-properties fo:color="#000000" officeooo:rsid="0021bb5e" officeooo:paragraph-rsid="002457a1"/>
    </style:style>
    <style:style style:name="P48" style:family="paragraph" style:parent-style-name="Text_20_body" style:list-style-name="L7">
      <style:text-properties fo:color="#000000"/>
    </style:style>
    <style:style style:name="P49" style:family="paragraph" style:parent-style-name="Text_20_body" style:list-style-name="L7">
      <style:text-properties fo:color="#000000" officeooo:paragraph-rsid="0023f28e"/>
    </style:style>
    <style:style style:name="P50" style:family="paragraph" style:parent-style-name="Text_20_body" style:list-style-name="L8">
      <style:text-properties fo:color="#000000"/>
    </style:style>
    <style:style style:name="P51" style:family="paragraph" style:parent-style-name="Text_20_body" style:list-style-name="L8">
      <style:text-properties fo:color="#000000" officeooo:paragraph-rsid="0023f28e"/>
    </style:style>
    <style:style style:name="P52" style:family="paragraph" style:parent-style-name="Text_20_body" style:list-style-name="L9">
      <style:text-properties fo:color="#000000"/>
    </style:style>
    <style:style style:name="P53" style:family="paragraph" style:parent-style-name="Text_20_body" style:list-style-name="L9">
      <style:text-properties fo:color="#000000" officeooo:paragraph-rsid="0023f28e"/>
    </style:style>
    <style:style style:name="P54" style:family="paragraph" style:parent-style-name="Text_20_body" style:list-style-name="L10">
      <style:text-properties fo:color="#000000"/>
    </style:style>
    <style:style style:name="P55" style:family="paragraph" style:parent-style-name="Text_20_body" style:list-style-name="L10">
      <style:text-properties fo:color="#000000" officeooo:paragraph-rsid="002457a1"/>
    </style:style>
    <style:style style:name="P56" style:family="paragraph" style:parent-style-name="Text_20_body" style:list-style-name="L11">
      <style:text-properties fo:color="#000000"/>
    </style:style>
    <style:style style:name="P57" style:family="paragraph" style:parent-style-name="Text_20_body" style:list-style-name="L12">
      <style:text-properties fo:color="#000000"/>
    </style:style>
    <style:style style:name="P58" style:family="paragraph" style:parent-style-name="Text_20_body" style:list-style-name="L13">
      <style:text-properties fo:color="#000000" officeooo:paragraph-rsid="0018761f"/>
    </style:style>
    <style:style style:name="P59" style:family="paragraph" style:parent-style-name="Text_20_body" style:list-style-name="L10">
      <style:paragraph-properties fo:margin-top="0.199cm" fo:margin-bottom="0.199cm" style:contextual-spacing="false"/>
      <style:text-properties fo:color="#000000" style:font-name="Consolas" fo:language="zxx" fo:country="none" fo:font-weight="normal" officeooo:rsid="0023f28e" officeooo:paragraph-rsid="002457a1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4849df" officeooo:paragraph-rsid="004849df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Consolas1" fo:font-size="12pt" fo:letter-spacing="normal" fo:font-style="normal" officeooo:rsid="00261332" fo:background-color="#ffffcc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Consolas1" fo:font-size="12pt" fo:letter-spacing="normal" fo:font-style="normal" officeooo:rsid="001f3f33" fo:background-color="#ffffcc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Consolas1" fo:font-size="12pt" fo:letter-spacing="normal" fo:font-style="normal" officeooo:rsid="001dc1e1" fo:background-color="#ffffcc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Consolas1" fo:font-size="12pt" fo:letter-spacing="normal" fo:font-style="normal" officeooo:rsid="001bbb72" fo:background-color="#ffffcc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Consolas1" fo:font-size="12pt" fo:letter-spacing="normal" fo:font-style="normal" fo:font-weight="normal" officeooo:rsid="00261332" fo:background-color="#ffffcc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Consolas1" fo:font-size="12pt" fo:letter-spacing="normal" fo:font-style="normal" fo:font-weight="normal" officeooo:rsid="001f3f33" fo:background-color="#ffffcc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Consolas1" fo:font-size="12pt" fo:letter-spacing="normal" fo:font-style="normal" fo:font-weight="normal" officeooo:rsid="001bbb72" fo:background-color="#ffffcc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Consolas1" fo:font-size="12pt" fo:letter-spacing="normal" fo:font-style="normal" fo:font-weight="normal" officeooo:rsid="0023f28e" fo:background-color="#ffffcc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Consolas1" fo:font-size="12pt" fo:letter-spacing="normal" fo:language="zxx" fo:country="none" fo:font-style="normal" fo:font-weight="normal" officeooo:rsid="001e0344" fo:background-color="#ffffcc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04849df" fo:background-color="transparent" loext:char-shading-value="0" style:font-size-asian="12pt" style:font-size-complex="12pt"/>
    </style:style>
    <style:style style:name="T11" style:family="text">
      <style:text-properties fo:color="#000000"/>
    </style:style>
    <style:style style:name="T12" style:family="text">
      <style:text-properties fo:color="#000000" officeooo:rsid="0018761f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bbb72" style:font-weight-asian="normal" style:font-weight-complex="normal"/>
    </style:style>
    <style:style style:name="T15" style:family="text">
      <style:text-properties fo:color="#000000" fo:font-weight="normal" officeooo:rsid="001eb9c0" style:font-weight-asian="normal" style:font-weight-complex="normal"/>
    </style:style>
    <style:style style:name="T16" style:family="text">
      <style:text-properties officeooo:rsid="0018761f"/>
    </style:style>
    <style:style style:name="T17" style:family="text">
      <style:text-properties officeooo:rsid="001a40d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f5260" style:font-weight-asian="normal" style:font-weight-complex="normal"/>
    </style:style>
    <style:style style:name="T20" style:family="text">
      <style:text-properties fo:font-weight="normal" officeooo:rsid="001fee14" style:font-weight-asian="normal" style:font-weight-complex="normal"/>
    </style:style>
    <style:style style:name="T21" style:family="text">
      <style:text-properties fo:font-weight="normal" officeooo:rsid="0020cec2" style:font-weight-asian="normal" style:font-weight-complex="normal"/>
    </style:style>
    <style:style style:name="T22" style:family="text">
      <style:text-properties fo:font-weight="normal" officeooo:rsid="0021bb5e" style:font-weight-asian="normal" style:font-weight-complex="normal"/>
    </style:style>
    <style:style style:name="T23" style:family="text">
      <style:text-properties fo:font-weight="normal" officeooo:rsid="0022e824" style:font-weight-asian="normal" style:font-weight-complex="normal"/>
    </style:style>
    <style:style style:name="T24" style:family="text">
      <style:text-properties fo:font-weight="normal" officeooo:rsid="00235c9f" style:font-weight-asian="normal" style:font-weight-complex="normal"/>
    </style:style>
    <style:style style:name="T25" style:family="text">
      <style:text-properties fo:font-weight="normal" officeooo:rsid="0023f28e" style:font-weight-asian="normal" style:font-weight-complex="normal"/>
    </style:style>
    <style:style style:name="T26" style:family="text">
      <style:text-properties fo:font-weight="normal" officeooo:rsid="002457a1" style:font-weight-asian="normal" style:font-weight-complex="normal"/>
    </style:style>
    <style:style style:name="T27" style:family="text">
      <style:text-properties officeooo:rsid="001bbb72"/>
    </style:style>
    <style:style style:name="T28" style:family="text">
      <style:text-properties style:font-name="Consolas1" fo:background-color="#ffffcc" loext:char-shading-value="0"/>
    </style:style>
    <style:style style:name="T29" style:family="text">
      <style:text-properties style:font-name="Consolas1" officeooo:rsid="00261332" fo:background-color="#ffffcc" loext:char-shading-value="0"/>
    </style:style>
    <style:style style:name="T30" style:family="text">
      <style:text-properties style:font-name="Consolas1" officeooo:rsid="001f3f33" fo:background-color="#ffffcc" loext:char-shading-value="0"/>
    </style:style>
    <style:style style:name="T31" style:family="text">
      <style:text-properties style:font-name="Consolas1" officeooo:rsid="001bbb72" fo:background-color="#ffffcc" loext:char-shading-value="0"/>
    </style:style>
    <style:style style:name="T32" style:family="text">
      <style:text-properties style:font-name="Consolas1" officeooo:rsid="00261332" fo:background-color="#ffffcc" loext:char-shading-value="0" style:font-weight-asian="normal" style:font-weight-complex="normal"/>
    </style:style>
    <style:style style:name="T33" style:family="text">
      <style:text-properties style:font-name="Consolas1" officeooo:rsid="001f3f33" fo:background-color="#ffffcc" loext:char-shading-value="0" style:font-weight-asian="normal" style:font-weight-complex="normal"/>
    </style:style>
    <style:style style:name="T34" style:family="text">
      <style:text-properties style:font-name="Consolas1" officeooo:rsid="001bbb72" fo:background-color="#ffffcc" loext:char-shading-value="0" style:font-weight-asian="normal" style:font-weight-complex="normal"/>
    </style:style>
    <style:style style:name="T35" style:family="text">
      <style:text-properties style:font-name="Consolas1" officeooo:rsid="001eb9c0" fo:background-color="#ffffcc" loext:char-shading-value="0" style:font-weight-asian="normal" style:font-weight-complex="normal"/>
    </style:style>
    <style:style style:name="T36" style:family="text">
      <style:text-properties style:font-name="Consolas1" officeooo:rsid="001d8836" fo:background-color="#ffffcc" loext:char-shading-value="0"/>
    </style:style>
    <style:style style:name="T37" style:family="text">
      <style:text-properties style:font-name="Consolas1" officeooo:rsid="001e0344" fo:background-color="#ffffcc" loext:char-shading-value="0"/>
    </style:style>
    <style:style style:name="T38" style:family="text">
      <style:text-properties style:font-name="Consolas1" officeooo:rsid="00261332"/>
    </style:style>
    <style:style style:name="T39" style:family="text">
      <style:text-properties style:font-name="Consolas1" officeooo:rsid="001bbb72"/>
    </style:style>
    <style:style style:name="T40" style:family="text">
      <style:text-properties style:font-name="Consolas1" fo:language="zxx" fo:country="none" officeooo:rsid="001d8836" fo:background-color="#ffffcc" loext:char-shading-value="0" style:language-asian="zxx" style:country-asian="none" style:language-complex="zxx" style:country-complex="none"/>
    </style:style>
    <style:style style:name="T41" style:family="text">
      <style:text-properties style:font-name="Consolas1" fo:language="zxx" fo:country="none" officeooo:rsid="001e0344" fo:background-color="#ffffcc" loext:char-shading-value="0" style:language-asian="zxx" style:country-asian="none" style:language-complex="zxx" style:country-complex="none"/>
    </style:style>
    <style:style style:name="T42" style:family="text">
      <style:text-properties style:font-name="Consolas1" fo:language="zxx" fo:country="none" officeooo:rsid="001e0344" fo:background-color="#ffffcc" loext:char-shading-value="0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style:font-name="Consolas1" fo:language="zxx" fo:country="none" fo:font-style="italic" officeooo:rsid="001d8836" fo:background-color="#ffffcc" loext:char-shading-value="0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style:font-name="Consolas1" fo:language="zxx" fo:country="none" fo:font-style="italic" officeooo:rsid="001e0344" fo:background-color="#ffffcc" loext:char-shading-value="0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officeooo:rsid="0025f79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aron Andal</text:p>
      <text:p text:style-name="P11">Nota: Los verdaderos ejercicios están sin comentar. Después de ____ son pruebas para ver diferencias de resultado.</text:p>
      <text:p text:style-name="P10"/>
      <text:p text:style-name="P10">EXERCICIS XQUERY BAILES</text:p>
      <text:p text:style-name="P9"/>
      <text:p text:style-name="P2"><text:span text:style-name="T12">1. </text:span><text:span text:style-name="T11">Mostrar cada uno de los nombres de los bailes con la etiqueta "losbailes".</text:span></text:p>
      <text:p text:style-name="P13"><text:span text:style-name="T29">(:</text:span><text:span text:style-name="T30"> </text:span><text:span text:style-name="T31">Con FOR</text:span><text:span text:style-name="T28"> :</text:span><text:span text:style-name="T29">)</text:span></text:p>
      <text:p text:style-name="P23">- for $x in doc("bailes.xml")/bailes/baile</text:p>
      <text:p text:style-name="P3"><text:span text:style-name="T13">return &lt;</text:span><text:span text:style-name="T14">losbailes</text:span><text:span text:style-name="T13">&gt;{data($x/nombre)}&lt;/</text:span><text:span text:style-name="T14">losbailes</text:span><text:span text:style-name="T13">&gt;</text:span></text:p>
      <text:p text:style-name="P18"><text:span text:style-name="T1">(:</text:span><text:span text:style-name="T2"> </text:span><text:span text:style-name="T3">La función data() coge los datos de los parámetros establecidos</text:span><text:span text:style-name="T4"> :</text:span><text:span text:style-name="T1">)</text:span></text:p>
      <text:p text:style-name="P12"/>
      <text:p text:style-name="P7">(:</text:p>
      <text:p text:style-name="P7">- let $x := doc("bailes.xml")//baile</text:p>
      <text:p text:style-name="P8">return &lt;losbailes&gt;{data$x/nombre}&lt;/losbailes&gt; </text:p>
      <text:p text:style-name="P8">:)</text:p>
      <text:p text:style-name="P13"><text:span text:style-name="T29">(:</text:span><text:span text:style-name="T30"> </text:span><text:span text:style-name="T31">De este método nos saldrá todo en 1 etiqueta y sin separación</text:span><text:span text:style-name="T28"> :</text:span><text:span text:style-name="T29">)</text:span></text:p>
      <text:p text:style-name="P13"><text:span text:style-name="T32">(:</text:span><text:span text:style-name="T33"> </text:span><text:span text:style-name="T34">Cuando introduzcamos datos entre etiquetas le ponemos {data()} o { } . Es necesario las llaves</text:span><text:span text:style-name="T32"> :)</text:span></text:p>
      <text:p text:style-name="P24">***************</text:p>
      <text:p text:style-name="P6">(:</text:p>
      <text:p text:style-name="P4">- for $x in doc("bailes.xml")/bailes/baile</text:p>
      <text:p text:style-name="P5">return $x/nombre </text:p>
      <text:p text:style-name="P5">:<text:span text:style-name="T27">)</text:span></text:p>
      <text:p text:style-name="P13"><text:span text:style-name="T29">(:</text:span><text:span text:style-name="T30"> </text:span><text:span text:style-name="T31">Nos devolverá el nombre sin especificarle un nombre de etiqueta</text:span><text:span text:style-name="T28"> :</text:span><text:span text:style-name="T29">)</text:span></text:p>
      <text:p text:style-name="P17">(:</text:p>
      <text:p text:style-name="P25">- for $x in doc("bailes.xml")/bailes/baile</text:p>
      <text:p text:style-name="P25">return &lt;losbailes&gt;{$x/nombre}&lt;/losbailes&gt;</text:p>
      <text:p text:style-name="P16"><text:soft-page-break/><text:span text:style-name="T38">:</text:span><text:span text:style-name="T39">)</text:span></text:p>
      <text:p text:style-name="P14"><text:span text:style-name="T29">(:</text:span><text:span text:style-name="T30"> </text:span><text:span text:style-name="T36">Aquí nos devolverá los los nombres con la etiqueta "losbailes" repitiéndose cada vez que muestre un nombre del baile</text:span><text:span text:style-name="T37">, para ello ponemos "</text:span><text:span text:style-name="T43">&lt;losbailes&gt;{</text:span><text:span text:style-name="T44">data(</text:span><text:span text:style-name="T43">$x/nombre</text:span><text:span text:style-name="T44">)</text:span><text:span text:style-name="T43">}&lt;/losbailes&gt;</text:span><text:span text:style-name="T40">" </text:span><text:span text:style-name="T41">para ver </text:span><text:span text:style-name="T31"><text:s/>:</text:span><text:span text:style-name="T29">)</text:span></text:p>
      <text:p text:style-name="Text_20_body"><text:span text:style-name="T12">2. </text:span><text:span text:style-name="T11">Mostrar los nombres de los bailes seguidos con el número de plazas entre paréntesis, ambos dentro de la misma etiqueta "losbailes".</text:span></text:p>
      <text:p text:style-name="P1"><text:span text:style-name="T11">- </text:span><text:span text:style-name="T15">for $x in doc("bailes.xml")/bailes/baile</text:span></text:p>
      <text:p text:style-name="P26">return &lt;losbailes&gt;{data($x/nombre)} ({data($x/plazas)})&lt;/losbailes&gt;</text:p>
      <text:p text:style-name="P15"><text:span text:style-name="T32">(:</text:span><text:span text:style-name="T33"> </text:span><text:span text:style-name="T35">El numero de plazas entre parentesis</text:span><text:span text:style-name="T42"> </text:span><text:span text:style-name="T34"><text:s/>:</text:span><text:span text:style-name="T32">)</text:span></text:p>
      <text:list xml:id="list8271471360378416824" text:style-name="L1">
        <text:list-header>
          <text:p text:style-name="P31"><text:span text:style-name="T16">3. </text:span>Mostrar los nombres de los bailes cuyo precio sea mayor de 30.</text:p>
          <text:p text:style-name="P32">- <text:span text:style-name="T19">for $x in doc("bailes.xml")/bailes/baile</text:span></text:p>
          <text:p text:style-name="P27">where $x/precio &gt; 30</text:p>
          <text:p text:style-name="P27">return $x/nombre</text:p>
        </text:list-header>
      </text:list>
      <text:list xml:id="list5766946667320127504" text:style-name="L2">
        <text:list-header>
          <text:p text:style-name="P33"><text:span text:style-name="T16">4. </text:span>Mostrar los nombres de los bailes cuyo precio sea mayor de 30 y la moneda "euro".</text:p>
          <text:p text:style-name="P34">- <text:span text:style-name="T20">for $x in doc("bailes.xml")/bailes/baile</text:span></text:p>
          <text:p text:style-name="P28">where ($x/precio&gt;30) and ($x/precio/@moneda="euro")</text:p>
          <text:p text:style-name="P28">return $x/nombre</text:p>
        </text:list-header>
      </text:list>
      <text:list xml:id="list4322280400590646790" text:style-name="L3">
        <text:list-header>
          <text:p text:style-name="P35"><text:span text:style-name="T16">5. </text:span>Mostrar los nombres y la fecha de comienzo de los bailes que comiencen el mes de enero (utiliza para buscarlo la cadena de texto "/1/").</text:p>
          <text:p text:style-name="P36">- <text:span text:style-name="T21">for $x in doc("bailes.xml")/bailes/baile</text:span></text:p>
          <text:p text:style-name="P29">where matches($x/comienzo, "/1/")</text:p>
          <text:p text:style-name="P37"><text:span text:style-name="T18">return &lt;</text:span><text:span text:style-name="T22">baile</text:span><text:span text:style-name="T18">&gt;{$x/nombre | $x/comienzo}&lt;/</text:span><text:span text:style-name="T22">baile</text:span><text:span text:style-name="T18">&gt;</text:span></text:p>
        </text:list-header>
      </text:list>
      <text:list xml:id="list6987977485648271112" text:style-name="L4">
        <text:list-header>
          <text:p text:style-name="P38"><text:span text:style-name="T16">6. </text:span>Mostrar los nombres de los profesores y la sala en la que dan clase, ordénalos por sala.</text:p>
          <text:p text:style-name="P39">- <text:span text:style-name="T24">for $x in doc("bailes.xml")/bailes/baile</text:span></text:p>
          <text:p text:style-name="P30">order by $x/sala</text:p>
          <text:p text:style-name="P30">return &lt;bailes&gt;{$x/profesor|$x/sala}&lt;/bailes&gt;</text:p>
        </text:list-header>
      </text:list>
      <text:list xml:id="list7422277721036550515" text:style-name="L5">
        <text:list-header>
          <text:p text:style-name="P40"><text:span text:style-name="T16">7. </text:span>Mostrar los nombres de los profesores eliminando los repetidos y acampañar <text:soft-page-break/>cada nombre con todas las salas en la que da clase, ordénalos por nombre.</text:p>
          <text:p text:style-name="P40">- <text:span text:style-name="T10">for $x in distinct-values(doc("bailes.xml")//profesor)</text:span></text:p>
        </text:list-header>
      </text:list>
      <text:p text:style-name="P60">order by $x</text:p>
      <text:p text:style-name="P60">return &lt;baile&gt;</text:p>
      <text:p text:style-name="P60"><text:tab/>&lt;profesor&gt;($x)&lt;/profesor&gt;</text:p>
      <text:p text:style-name="P60"><text:tab/>{</text:p>
      <text:p text:style-name="P60"><text:tab/>for $y in distinct-values(doc("bailes.xml")//baile[profesor=$x]/sala)</text:p>
      <text:p text:style-name="P60"><text:tab/>return &lt;sala&gt;($y)&lt;/sala&gt;</text:p>
      <text:p text:style-name="P60"><text:tab/>}</text:p>
      <text:p text:style-name="P60"/>
      <text:list xml:id="list201928912179277" text:continue-numbering="true" text:style-name="L5">
        <text:list-header>
          <text:p text:style-name="P20">&lt;/baile&gt;</text:p>
        </text:list-header>
      </text:list>
      <text:list xml:id="list1263223520850643568" text:style-name="L6">
        <text:list-header>
          <text:p text:style-name="P41"><text:span text:style-name="T16">8. </text:span>Mostrar la media de los precios de todos los bailes.</text:p>
          <text:p text:style-name="P42">- <text:span text:style-name="T22">let $x := doc("bailes.xml")/bailes/baile/prec</text:span><text:span text:style-name="T23">io</text:span></text:p>
          <text:p text:style-name="P43"><text:span text:style-name="T18">return &lt;</text:span><text:span text:style-name="T23">precio_medio</text:span><text:span text:style-name="T18">&gt;{</text:span><text:span text:style-name="T23">avg($x)</text:span><text:span text:style-name="T18">}&lt;/</text:span><text:span text:style-name="T23">precio_medio</text:span><text:span text:style-name="T18">&gt;</text:span></text:p>
        </text:list-header>
      </text:list>
      <text:list xml:id="list7605839354502846434" text:style-name="L7">
        <text:list-header>
          <text:p text:style-name="P48"><text:span text:style-name="T16">9. </text:span>Mostrar la suma de los precios de los bailes de la sala 1.</text:p>
          <text:p text:style-name="P49">- <text:span text:style-name="T22">let $x := doc("bailes.xml")//baile</text:span><text:span text:style-name="T25">[sala="1"] </text:span><text:span text:style-name="T5">(:</text:span><text:span text:style-name="T6"> </text:span><text:span text:style-name="T8">Los [] hacen de función como WHERE en un LET</text:span><text:span text:style-name="T9"> </text:span><text:span text:style-name="T7"><text:s/>:</text:span><text:span text:style-name="T5">)</text:span></text:p>
          <text:p text:style-name="P44"><text:span text:style-name="T18">return </text:span><text:span text:style-name="T25">&lt;psala1&gt;sum($x/precio)&lt;/psala1&gt;</text:span></text:p>
        </text:list-header>
      </text:list>
      <text:list xml:id="list1625784186000512557" text:style-name="L8">
        <text:list-header>
          <text:p text:style-name="P50"><text:span text:style-name="T16">10. </text:span>Mostrar cuántas plazas en total oferta el profesor "Jesus Lozano".</text:p>
          <text:p text:style-name="P51">- <text:span text:style-name="T22">let $x := doc("bailes.xml")//baile</text:span><text:span text:style-name="T25">[profesor="Jesus Lozano"] </text:span><text:span text:style-name="T5">(:</text:span><text:span text:style-name="T6"> </text:span><text:span text:style-name="T8">Los [] hacen de función como WHERE en un LET</text:span><text:span text:style-name="T9"> </text:span><text:span text:style-name="T7"><text:s/>:</text:span><text:span text:style-name="T5">)</text:span></text:p>
          <text:p text:style-name="P45"><text:span text:style-name="T18">return </text:span><text:span text:style-name="T25">sum($x/plazas)</text:span></text:p>
        </text:list-header>
      </text:list>
      <text:list xml:id="list8207537497619369291" text:style-name="L9">
        <text:list-header>
          <text:p text:style-name="P52"><text:span text:style-name="T17">11. </text:span>Mostrar el dinero que ganaría la profesora "Laura Mendiola" si se completaran todas las plazas de su baile, sabiendo que sólo tiene un baile.</text:p>
          <text:p text:style-name="P53">- <text:span text:style-name="T22">let $x := doc("bailes.xml")//baile</text:span><text:span text:style-name="T25">[profesor="Laura Mendiola"] </text:span><text:span text:style-name="T5">(:</text:span><text:span text:style-name="T6"> </text:span><text:span text:style-name="T8">Los [] hacen de función como WHERE en un LET</text:span><text:span text:style-name="T9"> </text:span><text:span text:style-name="T7"><text:s/>:</text:span><text:span text:style-name="T5">)</text:span></text:p>
          <text:p text:style-name="P46"><text:span text:style-name="T18">return </text:span><text:span text:style-name="T25">($x/precio)</text:span><text:span text:style-name="T18">*</text:span><text:span text:style-name="T25">($x/plazas)</text:span></text:p>
        </text:list-header>
      </text:list>
      <text:list xml:id="list7655809484301830114" text:style-name="L10">
        <text:list-header>
          <text:p text:style-name="P54"><text:span text:style-name="T16">12. </text:span>Mostrar el dinero que ganaría el profesor "Jesus Lozano" si se completaran todas las plazas de su baile, pero mostrando el beneficio de cada baile por <text:soft-page-break/>separado.<text:span text:style-name="T16">12. </text:span>Mostrar el dinero que ganaría la profesora "Laura" (no conocemos su apellido) si se completaran todas las plazas de su baile.</text:p>
          <text:p text:style-name="P55">- <text:span text:style-name="T22">let $x := doc("bailes.xml")//baile</text:span><text:span text:style-name="T25">[profesor="</text:span><text:span text:style-name="T26">Jesus Lozano</text:span><text:span text:style-name="T25">"]</text:span><text:span text:style-name="T26">[@id="4"]</text:span><text:span text:style-name="T25"> </text:span><text:span text:style-name="T5">(:</text:span><text:span text:style-name="T6"> </text:span><text:span text:style-name="T8">Los [] hacen de función como WHERE en un LET</text:span><text:span text:style-name="T9"> </text:span><text:span text:style-name="T7"><text:s/>:</text:span><text:span text:style-name="T5">)</text:span></text:p>
          <text:p text:style-name="P47"><text:span text:style-name="T18">return </text:span><text:span text:style-name="T25">($x/precio)</text:span><text:span text:style-name="T18">*</text:span><text:span text:style-name="T25">($x/plazas),</text:span></text:p>
          <text:p text:style-name="P21">let $x := doc("bailes.xml")//baile[profesor="Jesus Lozano"][@id="5"] </text:p>
          <text:p text:style-name="P22">(: Los [] hacen de función como WHERE en un LET <text:s/>:)</text:p>
          <text:p text:style-name="P59">return ($x/precio)*($x/plazas)</text:p>
        </text:list-header>
      </text:list>
      <text:list xml:id="list2889896058665822174" text:style-name="L11">
        <text:list-header>
          <text:p text:style-name="P56"><text:span text:style-name="T16">13. </text:span>Mostrar el nombre del baile, su precio y el precio con un descuento del 15% para familias numerosas. Ordenar por el nombre del baile.</text:p>
          <text:p text:style-name="P56">- </text:p>
        </text:list-header>
      </text:list>
      <text:list xml:id="list8460321423855777721" text:style-name="L12">
        <text:list-header>
          <text:p text:style-name="P57"><text:span text:style-name="T45">14. </text:span>Mostrar todos los datos de cada baile excepto la fecha de comienzo y de fin.</text:p>
          <text:p text:style-name="P57">-</text:p>
        </text:list-header>
      </text:list>
      <text:list xml:id="list7362677863330193252" text:style-name="L13">
        <text:list-header>
          <text:p text:style-name="P58"><text:span text:style-name="T16"><text:s/>15. </text:span>Mostrar en una tabla de HTML los nombres de los bailes y su profesor, cada uno en una fila.</text:p>
          <text:p text:style-name="P58">-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"/>
    <style:font-face style:name="Tahoma1" svg:font-family="Tahoma"/>
    <style:font-face style:name="Consolas" svg:font-family="Consolas, 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/>
      <style:text-properties fo:color="#000000" style:font-name="Arial1" fo:font-family="Arial" style:font-style-name="Negrita" style:font-family-generic="swiss" style:font-pitch="variable" fo:font-weight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6S</meta:editing-duration>
    <meta:editing-cycles>17</meta:editing-cycles>
    <meta:generator>LibreOffice/4.2.5.2$Windows_x86 LibreOffice_project/61cb170a04bb1f12e77c884eab9192be736ec5f5</meta:generator>
    <dc:date>2016-03-11T20:19:28.845000000</dc:date>
    <meta:document-statistic meta:table-count="0" meta:image-count="0" meta:object-count="0" meta:page-count="4" meta:paragraph-count="79" meta:word-count="682" meta:character-count="4315" meta:non-whitespace-character-count="3738"/>
    <meta:user-defined meta:name="Info 1"/>
    <meta:user-defined meta:name="Info 2"/>
    <meta:user-defined meta:name="Info 3"/>
    <meta:user-defined meta:name="Info 4"/>
  </office:meta>
</office:document-meta>
</file>